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ffff" style:font-name="monospace" fo:font-size="9pt" fo:letter-spacing="normal" fo:font-style="normal" fo:font-weight="normal" officeooo:rsid="001f44a8" officeooo:paragraph-rsid="001f44a8"/>
    </style:style>
    <style:style style:name="P2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/>
    </style:style>
    <style:style style:name="P3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paragraph-rsid="002be8de"/>
    </style:style>
    <style:style style:name="P4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OpenSans" fo:font-size="9pt" fo:letter-spacing="normal" fo:font-style="normal" fo:font-weight="normal" officeooo:paragraph-rsid="00286823"/>
    </style:style>
    <style:style style:name="P5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OpenSans" fo:font-size="9pt" fo:letter-spacing="normal" fo:font-style="normal" fo:font-weight="normal" officeooo:paragraph-rsid="002be8de"/>
    </style:style>
    <style:style style:name="P6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</style:style>
    <style:style style:name="P7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officeooo:paragraph-rsid="00209079"/>
    </style:style>
    <style:style style:name="P8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officeooo:paragraph-rsid="002be8de"/>
    </style:style>
    <style:style style:name="P9" style:family="paragraph" style:parent-style-name="Standard">
      <style:text-properties officeooo:rsid="001f44a8" officeooo:paragraph-rsid="001f44a8"/>
    </style:style>
    <style:style style:name="P10" style:family="paragraph" style:parent-style-name="Standard">
      <style:text-properties officeooo:paragraph-rsid="00209079"/>
    </style:style>
    <style:style style:name="P11" style:family="paragraph" style:parent-style-name="Standard">
      <style:text-properties officeooo:rsid="0024bd32" officeooo:paragraph-rsid="0024bd32"/>
    </style:style>
    <style:style style:name="P12" style:family="paragraph" style:parent-style-name="Standard">
      <style:text-properties officeooo:paragraph-rsid="002be8de"/>
    </style:style>
    <style:style style:name="P13" style:family="paragraph" style:parent-style-name="Standard">
      <style:text-properties officeooo:paragraph-rsid="002cca72"/>
    </style:style>
    <style:style style:name="P14" style:family="paragraph" style:parent-style-name="Standard">
      <style:text-properties officeooo:paragraph-rsid="002f13af"/>
    </style:style>
    <style:style style:name="P15" style:family="paragraph" style:parent-style-name="Standard">
      <style:text-properties officeooo:rsid="00209079" officeooo:paragraph-rsid="00209079" fo:background-color="#ff4000"/>
    </style:style>
    <style:style style:name="P16" style:family="paragraph" style:parent-style-name="Standard">
      <style:text-properties officeooo:rsid="0024bd32" officeooo:paragraph-rsid="002f13af" fo:background-color="#ff4000"/>
    </style:style>
    <style:style style:name="P17" style:family="paragraph" style:parent-style-name="Standard">
      <style:text-properties officeooo:rsid="002c965a" officeooo:paragraph-rsid="002c965a" fo:background-color="#808080"/>
    </style:style>
    <style:style style:name="P18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fo:letter-spacing="normal" officeooo:rsid="00209079" officeooo:paragraph-rsid="00209079"/>
    </style:style>
    <style:style style:name="P19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rsid="002be8de" officeooo:paragraph-rsid="002be8de"/>
    </style:style>
    <style:style style:name="P20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rsid="002be8de" officeooo:paragraph-rsid="002e7af2"/>
    </style:style>
    <style:style style:name="P21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monospace" fo:font-size="9pt" fo:letter-spacing="normal" fo:font-style="normal" fo:font-weight="normal" officeooo:rsid="002cca72" officeooo:paragraph-rsid="002cca72"/>
    </style:style>
    <style:style style:name="P22" style:family="paragraph" style:parent-style-name="Preformatted_20_Text">
      <loext:graphic-properties draw:fill="solid" draw:fill-color="#41444e" draw:opacity="100%"/>
      <style:paragraph-properties fo:margin-top="0cm" fo:margin-bottom="0cm" loext:contextual-spacing="false" fo:orphans="2" fo:widows="2" fo:background-color="#41444e" fo:padding="0cm" fo:border="none"/>
      <style:text-properties fo:font-variant="normal" fo:text-transform="none" fo:color="#ffffff" style:font-name="OpenSans" fo:font-size="9pt" fo:letter-spacing="normal" fo:font-style="normal" fo:font-weight="normal" officeooo:rsid="002cca72" officeooo:paragraph-rsid="0030302e"/>
    </style:style>
    <style:style style:name="P23" style:family="paragraph" style:parent-style-name="Preformatted_20_Text">
      <style:text-properties officeooo:paragraph-rsid="0030302e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6823" officeooo:paragraph-rsid="00286823" fo:background-color="#3faf46" style:font-size-asian="10.5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e7af2" officeooo:paragraph-rsid="002f13af" fo:background-color="#3faf46" style:font-size-asian="10.5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be8de" officeooo:paragraph-rsid="002be8de" style:font-size-asian="10.5pt" style:font-size-complex="12pt"/>
    </style:style>
    <style:style style:name="P27" style:family="paragraph" style:parent-style-name="Standard">
      <style:text-properties officeooo:paragraph-rsid="0030302e"/>
    </style:style>
    <style:style style:name="P28" style:family="paragraph" style:parent-style-name="Standard">
      <style:text-properties officeooo:paragraph-rsid="002f13af" fo:background-color="#ff4000"/>
    </style:style>
    <style:style style:name="P29" style:family="paragraph" style:parent-style-name="Standard">
      <style:paragraph-properties fo:text-align="center" style:justify-single-word="false"/>
      <style:text-properties officeooo:paragraph-rsid="0030302e"/>
    </style:style>
    <style:style style:name="T1" style:family="text">
      <style:text-properties officeooo:rsid="001f44a8"/>
    </style:style>
    <style:style style:name="T2" style:family="text">
      <style:text-properties style:font-name="monospace" officeooo:rsid="00286823"/>
    </style:style>
    <style:style style:name="T3" style:family="text">
      <style:text-properties style:font-name="monospace" officeooo:rsid="00152fc7"/>
    </style:style>
    <style:style style:name="T4" style:family="text">
      <style:text-properties style:font-name="monospace" officeooo:rsid="0030302e"/>
    </style:style>
    <style:style style:name="T5" style:family="text">
      <style:text-properties fo:font-variant="normal" fo:text-transform="none" fo:color="#ffffff" fo:letter-spacing="normal"/>
    </style:style>
    <style:style style:name="T6" style:family="text">
      <style:text-properties fo:font-variant="normal" fo:text-transform="none" fo:color="#ffffff" style:font-name="monospace" fo:font-size="9pt" fo:letter-spacing="normal" fo:font-style="normal" fo:font-weight="normal"/>
    </style:style>
    <style:style style:name="T7" style:family="text">
      <style:text-properties fo:font-variant="normal" fo:text-transform="none" fo:color="#ffffff" style:font-name="monospace" fo:font-size="9pt" fo:letter-spacing="normal" fo:font-style="normal" fo:font-weight="normal" officeooo:rsid="00223bf9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ffffff" style:font-name="monospace" fo:font-size="9pt" fo:letter-spacing="normal" fo:font-style="normal" fo:font-weight="normal" officeooo:rsid="002be8de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ffffff" style:font-name="monospace" fo:font-size="9pt" fo:letter-spacing="normal" fo:font-style="normal" fo:font-weight="normal" officeooo:rsid="002be8de" style:font-size-asian="10.5pt" style:font-size-complex="12pt"/>
    </style:style>
    <style:style style:name="T10" style:family="text">
      <style:text-properties fo:font-variant="normal" fo:text-transform="none" fo:color="#ffffff" style:font-name="Liberation Serif" fo:font-size="12pt" fo:letter-spacing="normal" fo:font-style="normal" fo:font-weight="normal" officeooo:rsid="00209079" style:font-size-asian="10.5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29d2d3" style:font-size-asian="10.5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f44a8" style:font-size-asian="10.5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2be8de" style:font-size-asian="10.5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26fa10" style:font-size-asian="10.5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cca72" style:font-size-asian="10.5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da0d0" style:font-size-asian="10.5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f13af" style:font-size-asian="10.5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30302e" style:font-size-asian="10.5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9d2d3" fo:background-color="#ffff00" loext:char-shading-value="0" style:font-size-asian="10.5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cca72" fo:background-color="#ffff00" loext:char-shading-value="0" style:font-size-asian="10.5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ffff00" loext:char-shading-value="0" style:font-size-asian="10.5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9d2d3" fo:background-color="#ff4000" loext:char-shading-value="0" style:font-size-asian="10.5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a0d98" fo:background-color="#ff4000" loext:char-shading-value="0" style:font-size-asian="10.5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ff4000" loext:char-shading-value="0" style:font-size-asian="10.5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ff4000" loext:char-shading-value="0" style:font-size-asian="10.5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286823" fo:background-color="#ff4000" loext:char-shading-value="0" style:font-size-asian="10.5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2f13af" fo:background-color="#ff4000" loext:char-shading-value="0" style:font-size-asian="10.5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2f13af" fo:background-color="#ff4000" loext:char-shading-value="0" style:font-size-asian="10.5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301835" fo:background-color="#ff4000" loext:char-shading-value="0" style:font-size-asian="10.5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e4dc1" fo:background-color="#ff4000" loext:char-shading-value="0" style:font-size-asian="10.5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1af086" fo:background-color="#ff4000" loext:char-shading-value="0" style:font-size-asian="10.5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1c5bd2" fo:background-color="#ff4000" loext:char-shading-value="0" style:font-size-asian="10.5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1f44a8" fo:background-color="#3faf46" loext:char-shading-value="0" style:font-size-asian="10.5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2be8de" fo:background-color="#3faf46" loext:char-shading-value="0" style:font-size-asian="10.5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286823" fo:background-color="#3faf46" loext:char-shading-value="0" style:font-size-asian="10.5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2cca72" fo:background-color="#3faf46" loext:char-shading-value="0" style:font-size-asian="10.5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2da0d0" fo:background-color="#3faf46" loext:char-shading-value="0" style:font-size-asian="10.5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e7af2" fo:background-color="#3faf46" loext:char-shading-value="0" style:font-size-asian="10.5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9d2d3" fo:background-color="#3faf46" loext:char-shading-value="0" style:font-size-asian="10.5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2f13af" fo:background-color="#3faf46" loext:char-shading-value="0" style:font-size-asian="10.5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152fc7" fo:background-color="#3faf46" loext:char-shading-value="0" style:font-size-asian="10.5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15c1f9" fo:background-color="#3faf46" loext:char-shading-value="0" style:font-size-asian="10.5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1af086" fo:background-color="#3faf46" loext:char-shading-value="0" style:font-size-asian="10.5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1c5bd2" fo:background-color="#3faf46" loext:char-shading-value="0" style:font-size-asian="10.5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30302e" fo:background-color="#3faf46" loext:char-shading-value="0" style:font-size-asian="10.5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2c965a" fo:background-color="#808080" loext:char-shading-value="0" style:font-size-asian="10.5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2be8de" fo:background-color="#808080" loext:char-shading-value="0" style:font-size-asian="10.5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officeooo:rsid="001f44a8" fo:background-color="#808080" loext:char-shading-value="0" style:font-size-asian="10.5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officeooo:rsid="0023ab40" fo:background-color="#808080" loext:char-shading-value="0" style:font-size-asian="10.5pt" style:font-size-complex="12pt"/>
    </style:style>
    <style:style style:name="T51" style:family="text">
      <style:text-properties officeooo:rsid="0025f114"/>
    </style:style>
    <style:style style:name="T52" style:family="text">
      <style:text-properties officeooo:rsid="0026fa10"/>
    </style:style>
    <style:style style:name="T53" style:family="text">
      <style:text-properties officeooo:rsid="00286823"/>
    </style:style>
    <style:style style:name="T54" style:family="text">
      <style:text-properties officeooo:rsid="001f44a8" style:font-size-asian="10.5pt" style:font-size-complex="12pt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23ab40" fo:background-color="#ffff00" loext:char-shading-value="0"/>
    </style:style>
    <style:style style:name="T57" style:family="text">
      <style:text-properties officeooo:rsid="0026fa10" fo:background-color="#ffff00" loext:char-shading-value="0"/>
    </style:style>
    <style:style style:name="T58" style:family="text">
      <style:text-properties officeooo:rsid="001f44a8" fo:background-color="#ffff00" loext:char-shading-value="0"/>
    </style:style>
    <style:style style:name="T59" style:family="text">
      <style:text-properties fo:background-color="#ff4000" loext:char-shading-value="0"/>
    </style:style>
    <style:style style:name="T60" style:family="text">
      <style:text-properties officeooo:rsid="00209079" fo:background-color="#ff4000" loext:char-shading-value="0"/>
    </style:style>
    <style:style style:name="T61" style:family="text">
      <style:text-properties officeooo:rsid="0025f114" fo:background-color="#ff4000" loext:char-shading-value="0"/>
    </style:style>
    <style:style style:name="T62" style:family="text">
      <style:text-properties officeooo:rsid="0024bd32" fo:background-color="#ff4000" loext:char-shading-value="0"/>
    </style:style>
    <style:style style:name="T63" style:family="text">
      <style:text-properties officeooo:rsid="002f13af" fo:background-color="#ff4000" loext:char-shading-value="0"/>
    </style:style>
    <style:style style:name="T64" style:family="text">
      <style:text-properties fo:background-color="#3faf46" loext:char-shading-value="0"/>
    </style:style>
    <style:style style:name="T65" style:family="text">
      <style:text-properties officeooo:rsid="00223bf9" fo:background-color="#3faf46" loext:char-shading-value="0"/>
    </style:style>
    <style:style style:name="T66" style:family="text">
      <style:text-properties officeooo:rsid="0025f114" fo:background-color="#3faf46" loext:char-shading-value="0"/>
    </style:style>
    <style:style style:name="T67" style:family="text">
      <style:text-properties officeooo:rsid="0026fa10" fo:background-color="#3faf46" loext:char-shading-value="0"/>
    </style:style>
    <style:style style:name="T68" style:family="text">
      <style:text-properties officeooo:rsid="001f44a8" fo:background-color="#3faf46" loext:char-shading-value="0"/>
    </style:style>
    <style:style style:name="T69" style:family="text">
      <style:text-properties officeooo:rsid="00286823" fo:background-color="#3faf46" loext:char-shading-value="0"/>
    </style:style>
    <style:style style:name="T70" style:family="text">
      <style:text-properties officeooo:rsid="002f13af" fo:background-color="#3faf46" loext:char-shading-value="0"/>
    </style:style>
    <style:style style:name="T71" style:family="text">
      <style:text-properties officeooo:rsid="0030302e" fo:background-color="#3faf46" loext:char-shading-value="0"/>
    </style:style>
    <style:style style:name="T72" style:family="text">
      <style:text-properties officeooo:rsid="002f13af"/>
    </style:style>
    <style:style style:name="T73" style:family="text">
      <style:text-properties style:font-name="Liberation Serif" fo:font-size="12pt" officeooo:rsid="00179d3a" fo:background-color="#ffff00" loext:char-shading-value="0" style:font-size-asian="12pt" style:font-size-complex="12pt"/>
    </style:style>
    <style:style style:name="T74" style:family="text">
      <style:text-properties style:font-name="Liberation Serif" fo:font-size="12pt" officeooo:rsid="0030302e" fo:background-color="#ffff00" loext:char-shading-value="0" style:font-size-asian="12pt" style:font-size-complex="12pt"/>
    </style:style>
    <style:style style:name="T75" style:family="text">
      <style:text-properties style:font-name="Liberation Serif" fo:font-size="12pt" officeooo:rsid="001af086" fo:background-color="#ffff00" loext:char-shading-value="0" style:font-name-asian="Noto Sans Mono CJK SC" style:font-size-asian="12pt" style:font-name-complex="Liberation Mono" style:font-size-complex="12pt"/>
    </style:style>
    <style:style style:name="T76" style:family="text">
      <style:text-properties style:font-name="Liberation Serif" fo:font-size="12pt" officeooo:rsid="0030302e" fo:background-color="#ffff00" loext:char-shading-value="0" style:font-name-asian="Noto Sans Mono CJK SC" style:font-size-asian="12pt" style:font-name-complex="Liberation Mono" style:font-size-complex="12pt"/>
    </style:style>
    <style:style style:name="T77" style:family="text">
      <style:text-properties style:font-name="Liberation Mono" fo:font-size="10pt" officeooo:rsid="00179d3a" fo:background-color="#ffff00" loext:char-shading-value="0" style:font-name-asian="Noto Sans Mono CJK SC" style:font-size-asian="10pt" style:font-name-complex="Liberation Mono" style:font-size-complex="10pt"/>
    </style:style>
    <style:style style:name="T78" style:family="text">
      <style:text-properties officeooo:rsid="0030302e"/>
    </style:style>
    <style:style style:name="T79" style:family="text">
      <style:text-properties fo:font-weight="bold" officeooo:rsid="001f44a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79">Проверка заявленной функциональности User:</text:span><text:span text:style-name="T1"><text:line-break/></text:span></text:p>
      <text:p text:style-name="P27"><text:span text:style-name="T58">Добавить </text:span><text:span text:style-name="T56">User</text:span><text:span text:style-name="T58">:</text:span><text:span text:style-name="T1"><text:line-break/></text:span><text:span text:style-name="T68">1)Используя программу Postman(любую другую) отправить </text:span><text:span text:style-name="T71">POST </text:span><text:span text:style-name="T68">запрос на адрес:</text:span><text:span text:style-name="T65">данные должны быть в body </text:span><text:span text:style-name="T68">в формате:</text:span></text:p>
      <text:p text:style-name="P1">{</text:p>
      <text:p text:style-name="P18">{</text:p>
      <text:p text:style-name="P7"><text:span text:style-name="T6"><text:s text:c="2"/>"firstName": "</text:span><text:span text:style-name="T7">Arkadiy</text:span><text:span text:style-name="T6">",</text:span></text:p>
      <text:p text:style-name="P6"><text:span text:style-name="T5"><text:s text:c="2"/></text:span><text:span text:style-name="T6">"lastName": "</text:span><text:span text:style-name="T7">Arutyunyan</text:span><text:span text:style-name="T6">"</text:span></text:p>
      <text:p text:style-name="P2">}</text:p>
      <text:p text:style-name="P9"/>
      <text:p text:style-name="P16"><text:span text:style-name="T70">1</text:span><text:span text:style-name="T64">)Отправить данные с пустой фамилией</text:span></text:p>
      <text:p text:style-name="P16"><text:span text:style-name="T70">2</text:span><text:span text:style-name="T66">)Отправить данные заполненные символами unicode<text:line-break/></text:span><text:span text:style-name="T70">3</text:span><text:span text:style-name="T66">)</text:span><text:span text:style-name="T67">Отправить данные заполненные любым другим языком,в рамках unicode</text:span></text:p>
      <text:p text:style-name="P15"><text:span text:style-name="T72">4</text:span>)Отправить данные <text:s/>где имя меньше 1 символа</text:p>
      <text:p text:style-name="P10"><text:span text:style-name="T63">5</text:span><text:span text:style-name="T60">)Отправить данные <text:s/>где имя больше 15 символов</text:span></text:p>
      <text:p text:style-name="P11"><text:span text:style-name="T63">6</text:span><text:span text:style-name="T59">)Отправить данные с пустым именем</text:span></text:p>
      <text:p text:style-name="P14"><text:span text:style-name="T63">7</text:span><text:span text:style-name="T62">)Отправить имя заполненное символами пробелов,табуляции,</text:span><text:span text:style-name="T61">переноса строки,возврат каретки</text:span><text:span text:style-name="T51"><text:line-break/></text:span><text:span text:style-name="T52"><text:line-break/><text:line-break/></text:span><text:span text:style-name="T57">Удалить User:</text:span><text:span text:style-name="T52"><text:line-break/></text:span><text:span text:style-name="T67">1)</text:span><text:span text:style-name="T68">Используя программу Postman(любую другую) отправить </text:span><text:span text:style-name="T71">DELETE</text:span><text:span text:style-name="T68"> запрос на адрес:</text:span><text:span text:style-name="T69">данные должны быть в формате </text:span></text:p>
      <text:p text:style-name="P4">http://localhost:8080/users/<text:span text:style-name="T78">I</text:span><text:span text:style-name="T53">d</text:span></text:p>
      <text:p text:style-name="P24">где <text:span text:style-name="T78">I</text:span>d- идентификатор user,которого необходимо удалить.</text:p>
      <text:p text:style-name="P12"><text:span text:style-name="T27">2)</text:span><text:span text:style-name="T23">Отправить запрос с id,которого не существует в базе<text:line-break/>3)Отправить некорректный id(отрицательное число,символы,</text:span><text:span text:style-name="T24">различные представления десятичного числа</text:span><text:span text:style-name="T23">)</text:span><text:span text:style-name="T12"><text:line-break/><text:line-break/></text:span><text:span text:style-name="T20">Изменить User:</text:span><text:span text:style-name="T12"><text:line-break/></text:span><text:span text:style-name="T40">1)</text:span><text:span text:style-name="T34">Используя программу Postman(любую другую) отправить </text:span><text:span text:style-name="T46">PUT </text:span><text:span text:style-name="T34">запрос на адрес:</text:span><text:span text:style-name="T10">{</text:span></text:p>
      <text:p text:style-name="P5"><text:span text:style-name="T6">http://localhost:8080/users/</text:span><text:span text:style-name="T4">I</text:span><text:span text:style-name="T2">d</text:span></text:p>
      <text:p text:style-name="P12"><text:span text:style-name="T36">где id- идентификатор user,которого необходимо</text:span><text:span text:style-name="T35"> изменить</text:span><text:span text:style-name="T36">.</text:span><text:span text:style-name="T34"><text:line-break/></text:span><text:span text:style-name="T35">Новые </text:span><text:span text:style-name="T36">данные должны быть в </text:span><text:span text:style-name="T35">body в </text:span><text:span text:style-name="T36">формате</text:span><text:span text:style-name="T35">:</text:span><text:span text:style-name="T14"><text:line-break/></text:span><text:span text:style-name="T10">{</text:span></text:p>
      <text:p text:style-name="P19">{</text:p>
      <text:p text:style-name="P8"><text:span text:style-name="T6"><text:s text:c="2"/>"firstName": "</text:span><text:span text:style-name="T7">Arkadiy</text:span><text:span text:style-name="T8">2</text:span><text:span text:style-name="T6">",</text:span></text:p>
      <text:p text:style-name="P8"><text:span text:style-name="T5"><text:s text:c="2"/></text:span><text:span text:style-name="T6">"lastName": "</text:span><text:span text:style-name="T7">Arutyunyan</text:span><text:span text:style-name="T8">2</text:span><text:span text:style-name="T6">"</text:span></text:p>
      <text:p text:style-name="P3">}</text:p>
      <text:p text:style-name="P26"/>
      <text:p text:style-name="P17"><text:span text:style-name="T11">2)Изменить </text:span><text:span text:style-name="T19">I</text:span><text:span text:style-name="T11">d в соответствии с пунктом «</text:span><text:span text:style-name="T15">Удалить User</text:span><text:span text:style-name="T11">»</text:span></text:p>
      <text:p text:style-name="P13"><text:span text:style-name="T47">3</text:span><text:span text:style-name="T48">)Проверить работу с новыми данными используя пункт : «</text:span><text:span text:style-name="T49">Добавить </text:span><text:span text:style-name="T50">User</text:span><text:span text:style-name="T48">»</text:span><text:span text:style-name="T14"><text:line-break/><text:line-break/></text:span><text:span text:style-name="T21">Поиск по имени:</text:span><text:span text:style-name="T16"><text:line-break/></text:span><text:span text:style-name="T37">1)</text:span><text:span text:style-name="T34">Используя программу Postman(любую другую) отправить </text:span><text:span text:style-name="T46">GET </text:span><text:span text:style-name="T34">запрос на адрес:</text:span><text:span text:style-name="T9">{</text:span></text:p>
      <text:p text:style-name="P21">http://localhost:8080/users/search?name=arg</text:p>
      <text:p text:style-name="P13"><text:span text:style-name="T36">где </text:span><text:span text:style-name="T37">arg</text:span><text:span text:style-name="T36">- </text:span><text:span text:style-name="T37">имя пользователя.</text:span><text:span text:style-name="T16"><text:line-break/></text:span><text:span text:style-name="T38">2)Поиск существующего пользователя по имени</text:span><text:span text:style-name="T17"><text:line-break/></text:span><text:span text:style-name="T29">3</text:span><text:span text:style-name="T26">)Поиск по фамилии </text:span></text:p>
      <text:p text:style-name="P28"><text:span text:style-name="T18">4</text:span><text:span text:style-name="T17">)Поиск без ввода данных</text:span></text:p>
      <text:p text:style-name="P14"><text:span text:style-name="T28">5</text:span><text:span text:style-name="T25">)Поиск несуществующего пользователя по имени</text:span></text:p>
      <text:p text:style-name="P23"><text:span text:style-name="T73"/></text:p>
      <text:p text:style-name="P23"><text:span text:style-name="T73"/></text:p>
      <text:p text:style-name="P23"><text:span text:style-name="T73"/></text:p>
      <text:p text:style-name="P23"><text:soft-page-break/><text:span text:style-name="T73">Поиск </text:span><text:span text:style-name="T76">пользователя</text:span><text:span text:style-name="T73"> по </text:span><text:span text:style-name="T75">Id:</text:span><text:span text:style-name="T77"> </text:span></text:p>
      <text:p text:style-name="P27"><text:span text:style-name="T37">1)</text:span><text:span text:style-name="T34">Используя программу Postman(любую другую) отправить </text:span><text:span text:style-name="T46">GET </text:span><text:span text:style-name="T34">запрос на адрес:</text:span></text:p>
      <text:p text:style-name="P22"><text:span text:style-name="T2">http://localhost:8080/users/</text:span><text:span text:style-name="T4">Id</text:span></text:p>
      <text:p text:style-name="P27"><text:span text:style-name="T36">где </text:span><text:span text:style-name="T46">I</text:span><text:span text:style-name="T36">d- идентификатор </text:span><text:span text:style-name="T42">пользователя</text:span><text:span text:style-name="T36">,</text:span><text:span text:style-name="T46">которого необходимо найти</text:span><text:span text:style-name="T16"><text:line-break/></text:span><text:span text:style-name="T38">2)Поиск существующего </text:span><text:span text:style-name="T44">контакта</text:span><text:span text:style-name="T38"> по </text:span><text:span text:style-name="T45">идентификатору</text:span><text:span text:style-name="T17"><text:line-break/></text:span><text:span text:style-name="T31">3</text:span><text:span text:style-name="T25">)Поиск несуществующего </text:span><text:span text:style-name="T32">контакта по </text:span><text:span text:style-name="T33">идентификатору</text:span><text:span text:style-name="T17"><text:line-break/></text:span></text:p>
      <text:p text:style-name="P27"><text:span text:style-name="T17"><text:line-break/></text:span><text:span text:style-name="T22">Получение списка всех пользователей:</text:span><text:span text:style-name="T17"><text:line-break/></text:span><text:span text:style-name="T39">1)</text:span><text:span text:style-name="T34">Используя программу Postman(любую другую) отправить </text:span><text:span text:style-name="T46">GET</text:span><text:span text:style-name="T34"> запрос на адрес:</text:span></text:p>
      <text:p text:style-name="P20">http://localhost:8080/users</text:p>
      <text:p text:style-name="P25">2)Сверить полученные результаты с существующими User в БД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Helvetica, 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15:04:11.302752751</meta:creation-date>
    <dc:date>2020-06-27T16:52:48.327901466</dc:date>
    <meta:editing-duration>PT1H12M30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2" meta:paragraph-count="35" meta:word-count="246" meta:character-count="2129" meta:non-whitespace-character-count="1898"/>
  </office:meta>
</office:document-meta>
</file>